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5.533cm" style:rel-column-width="21314*"/>
    </style:style>
    <style:style style:name="Table1.B" style:family="table-column">
      <style:table-column-properties style:column-width="11.479cm" style:rel-column-width="44221*"/>
    </style:style>
    <style:style style:name="Table1.A1" style:family="table-cell">
      <style:table-cell-properties fo:padding="0.097cm" fo:border="none"/>
    </style:style>
    <style:style style:name="Table2" style:family="table">
      <style:table-properties style:width="17.013cm" fo:margin-left="0cm" fo:margin-right="-0.012cm" table:align="margins"/>
    </style:style>
    <style:style style:name="Table2.A" style:family="table-column">
      <style:table-column-properties style:column-width="10.109cm" style:rel-column-width="38943*"/>
    </style:style>
    <style:style style:name="Table2.B" style:family="table-column">
      <style:table-column-properties style:column-width="2.939cm" style:rel-column-width="11317*"/>
    </style:style>
    <style:style style:name="Table2.C" style:family="table-column">
      <style:table-column-properties style:column-width="2.036cm" style:rel-column-width="7844*"/>
    </style:style>
    <style:style style:name="Table2.D" style:family="table-column">
      <style:table-column-properties style:column-width="1.93cm" style:rel-column-width="7431*"/>
    </style:style>
    <style:style style:name="Table2.A1" style:family="table-cell">
      <style:table-cell-properties fo:padding="0.097cm" fo:border-left="0.002cm solid #000000" fo:border-right="none" fo:border-top="0.002cm solid #000000" fo:border-bottom="0.088cm solid #000000"/>
    </style:style>
    <style:style style:name="Table2.B1" style:family="table-cell">
      <style:table-cell-properties fo:padding="0.097cm" fo:border-left="none" fo:border-right="none" fo:border-top="0.002cm solid #000000" fo:border-bottom="0.088cm solid #000000"/>
    </style:style>
    <style:style style:name="Table2.D1" style:family="table-cell">
      <style:table-cell-properties fo:padding="0.097cm" fo:border-left="none" fo:border-right="0.002cm solid #000000" fo:border-top="0.002cm solid #000000" fo:border-bottom="0.088cm solid #000000"/>
    </style:style>
    <style:style style:name="Table2.A2" style:family="table-cell">
      <style:table-cell-properties fo:padding="0.097cm" fo:border-left="0.002cm solid #000000" fo:border-right="none" fo:border-top="none" fo:border-bottom="none"/>
    </style:style>
    <style:style style:name="Table2.B2" style:family="table-cell">
      <style:table-cell-properties fo:padding="0.097cm" fo:border="none"/>
    </style:style>
    <style:style style:name="Table2.D2" style:family="table-cell">
      <style:table-cell-properties fo:padding="0.097cm" fo:border-left="none" fo:border-right="0.002cm solid #000000" fo:border-top="none" fo:border-bottom="none"/>
    </style:style>
    <style:style style:name="Table2.A8" style:family="table-cell">
      <style:table-cell-properties fo:padding="0.097cm" fo:border-left="0.002cm solid #000000" fo:border-right="none" fo:border-top="none" fo:border-bottom="0.002cm solid #000000"/>
    </style:style>
    <style:style style:name="Table2.B8" style:family="table-cell">
      <style:table-cell-properties fo:padding="0.097cm" fo:border-left="none" fo:border-right="none" fo:border-top="none" fo:border-bottom="0.002cm solid #000000"/>
    </style:style>
    <style:style style:name="Table2.D8" style:family="table-cell">
      <style:table-cell-properties fo:padding="0.097cm" fo:border-left="none"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10.109cm" style:rel-column-width="38943*"/>
    </style:style>
    <style:style style:name="Table4.B" style:family="table-column">
      <style:table-column-properties style:column-width="2.939cm" style:rel-column-width="11317*"/>
    </style:style>
    <style:style style:name="Table4.C" style:family="table-column">
      <style:table-column-properties style:column-width="2.036cm" style:rel-column-width="7844*"/>
    </style:style>
    <style:style style:name="Table4.D" style:family="table-column">
      <style:table-column-properties style:column-width="1.93cm" style:rel-column-width="7431*"/>
    </style:style>
    <style:style style:name="Table4.A1" style:family="table-cell">
      <style:table-cell-properties fo:padding="0.097cm" fo:border-left="0.002cm solid #000000" fo:border-right="none" fo:border-top="0.002cm solid #000000" fo:border-bottom="0.088cm solid #000000"/>
    </style:style>
    <style:style style:name="Table4.B1" style:family="table-cell">
      <style:table-cell-properties fo:padding="0.097cm" fo:border-left="none" fo:border-right="none" fo:border-top="0.002cm solid #000000" fo:border-bottom="0.088cm solid #000000"/>
    </style:style>
    <style:style style:name="Table4.D1" style:family="table-cell">
      <style:table-cell-properties fo:padding="0.097cm" fo:border-left="none" fo:border-right="0.002cm solid #000000" fo:border-top="0.002cm solid #000000" fo:border-bottom="0.088cm solid #000000"/>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none"/>
    </style:style>
    <style:style style:name="Table4.D2" style:family="table-cell">
      <style:table-cell-properties fo:padding="0.097cm" fo:border-left="none" fo:border-right="0.002cm solid #000000" fo:border-top="none" fo:border-bottom="none"/>
    </style:style>
    <style:style style:name="Table4.A10" style:family="table-cell">
      <style:table-cell-properties fo:padding="0.097cm" fo:border-left="0.002cm solid #000000" fo:border-right="none" fo:border-top="none" fo:border-bottom="0.002cm solid #000000"/>
    </style:style>
    <style:style style:name="Table4.B10" style:family="table-cell">
      <style:table-cell-properties fo:padding="0.097cm" fo:border-left="none" fo:border-right="none" fo:border-top="none" fo:border-bottom="0.002cm solid #000000"/>
    </style:style>
    <style:style style:name="Table4.D10" style:family="table-cell">
      <style:table-cell-properties fo:padding="0.097cm" fo:border-left="none"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10.109cm" style:rel-column-width="38943*"/>
    </style:style>
    <style:style style:name="Table3.B" style:family="table-column">
      <style:table-column-properties style:column-width="2.939cm" style:rel-column-width="11317*"/>
    </style:style>
    <style:style style:name="Table3.C" style:family="table-column">
      <style:table-column-properties style:column-width="2.036cm" style:rel-column-width="7844*"/>
    </style:style>
    <style:style style:name="Table3.D" style:family="table-column">
      <style:table-column-properties style:column-width="1.93cm" style:rel-column-width="7431*"/>
    </style:style>
    <style:style style:name="Table3.A1" style:family="table-cell">
      <style:table-cell-properties fo:background-color="transparent" fo:padding="0.097cm" fo:border-left="0.002cm solid #000000" fo:border-right="none" fo:border-top="0.002cm solid #000000" fo:border-bottom="0.088cm solid #000000">
        <style:background-image/>
      </style:table-cell-properties>
    </style:style>
    <style:style style:name="Table3.B1" style:family="table-cell">
      <style:table-cell-properties fo:padding="0.097cm" fo:border-left="none" fo:border-right="none" fo:border-top="0.002cm solid #000000" fo:border-bottom="0.088cm solid #000000"/>
    </style:style>
    <style:style style:name="Table3.D1" style:family="table-cell">
      <style:table-cell-properties fo:padding="0.097cm" fo:border-left="none" fo:border-right="0.002cm solid #000000" fo:border-top="0.002cm solid #000000" fo:border-bottom="0.088cm solid #000000"/>
    </style:style>
    <style:style style:name="Table3.A2" style:family="table-cell">
      <style:table-cell-properties fo:padding="0.097cm" fo:border-left="0.002cm solid #000000" fo:border-right="none" fo:border-top="none" fo:border-bottom="none"/>
    </style:style>
    <style:style style:name="Table3.B2" style:family="table-cell">
      <style:table-cell-properties fo:padding="0.097cm" fo:border="none"/>
    </style:style>
    <style:style style:name="Table3.D2" style:family="table-cell">
      <style:table-cell-properties fo:padding="0.097cm" fo:border-left="none" fo:border-right="0.002cm solid #000000" fo:border-top="none" fo:border-bottom="none"/>
    </style:style>
    <style:style style:name="Table3.A19" style:family="table-cell">
      <style:table-cell-properties fo:padding="0.097cm" fo:border-left="0.002cm solid #000000" fo:border-right="none" fo:border-top="none" fo:border-bottom="0.002cm solid #000000"/>
    </style:style>
    <style:style style:name="Table3.B19" style:family="table-cell">
      <style:table-cell-properties fo:padding="0.097cm" fo:border-left="none" fo:border-right="none" fo:border-top="none" fo:border-bottom="0.002cm solid #000000"/>
    </style:style>
    <style:style style:name="Table3.D19" style:family="table-cell">
      <style:table-cell-properties fo:padding="0.097cm" fo:border-left="none" fo:border-right="0.002cm solid #000000" fo:border-top="none" fo:border-bottom="0.002cm solid #000000"/>
    </style:style>
    <style:style style:name="P1" style:family="paragraph" style:parent-style-name="Standard">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9" style:family="paragraph" style:parent-style-name="Heading_20_1">
      <style:paragraph-properties fo:break-before="page"/>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style="italic" fo:font-weight="normal" style:font-style-asian="italic" style:font-weight-asian="normal" style:font-style-complex="italic" style:font-weight-complex="normal"/>
    </style:style>
    <style:style style:name="P14" style:family="paragraph" style:parent-style-name="Heading_20_2">
      <style:text-properties fo:font-style="normal" style:font-style-asian="normal" style:font-style-complex="normal"/>
    </style:style>
    <style:style style:name="P15" style:family="paragraph" style:parent-style-name="Definition_20_List">
      <style:text-properties fo:font-weight="normal" style:font-weight-asian="normal" style:font-weight-complex="normal"/>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normal" style:font-weight-asian="normal" style:font-weight-complex="normal"/>
    </style:style>
    <style:style style:name="P19" style:family="paragraph" style:parent-style-name="Heading_20_2">
      <style:text-properties fo:font-style="normal" fo:font-weight="bold" style:font-style-asian="normal" style:font-weight-asian="bold" style:font-style-complex="normal" style:font-weight-complex="bold"/>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style:tab-stops>
          <style:tab-stop style:position="1.217cm"/>
        </style:tab-stops>
      </style:paragraph-properties>
    </style:style>
    <style:style style:name="P24" style:family="paragraph" style:parent-style-name="Table_20_Contents">
      <style:paragraph-properties>
        <style:tab-stops>
          <style:tab-stop style:position="1.164cm"/>
        </style:tab-stops>
      </style:paragraph-properties>
    </style:style>
    <style:style style:name="P25" style:family="paragraph" style:parent-style-name="Table_20_Contents">
      <style:paragraph-properties>
        <style:tab-stops>
          <style:tab-stop style:position="1.085cm"/>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
      <text:p text:style-name="P1"/>
      <text:p text:style-name="P1"/>
      <text:p text:style-name="P1"/>
      <text:p text:style-name="P2">DRAFT</text:p>
      <text:p text:style-name="P2"/>
      <text:p text:style-name="P3">Encapsulation of Dirac Video content </text:p>
      <text:p text:style-name="P3">and time-code markers in </text:p>
      <text:p text:style-name="P3">ISO/IEC 13818-1 Transport Streams</text:p>
      <text:p text:style-name="P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Contents</text:p>
          </text:index-title>
          <text:p text:style-name="P5"><text:s/>1 Introduction<text:tab/>3</text:p>
          <text:p text:style-name="P6"><text:s/>1.1 Purpose<text:tab/>3</text:p>
          <text:p text:style-name="P6"><text:s/>1.2 Scope<text:tab/>3</text:p>
          <text:p text:style-name="P6"><text:s/>1.3 Status<text:tab/>3</text:p>
          <text:p text:style-name="P6"><text:s/>1.4 Additional References<text:tab/>3</text:p>
          <text:p text:style-name="P6"><text:s/>1.5 Dirac Video<text:tab/>3</text:p>
          <text:p text:style-name="P6"><text:s/>1.6 Time-codes<text:tab/>4</text:p>
          <text:p text:style-name="P5"><text:s/>2 Definitions<text:tab/>4</text:p>
          <text:p text:style-name="P6"><text:s/>2.2 Terms and Abbreviations<text:tab/>4</text:p>
          <text:p text:style-name="P6"><text:s/>2.3 Bitstream Descriptions<text:tab/>4</text:p>
          <text:p text:style-name="P6"><text:s/>2.4 Mnemonics<text:tab/>5</text:p>
          <text:p text:style-name="P5"><text:s/>3 General<text:tab/>5</text:p>
          <text:p text:style-name="P6"><text:s/>3.2 PES Streams<text:tab/>5</text:p>
          <text:p text:style-name="P6"><text:s/>3.3 Program Map Table Entries<text:tab/>6</text:p>
          <text:p text:style-name="P7"><text:s/>3.3.3 Dirac Video<text:tab/>6</text:p>
          <text:p text:style-name="P7"><text:s/>3.3.4 Time-code<text:tab/>7</text:p>
          <text:p text:style-name="P5"><text:s/>4 Time-code Elementary Stream<text:tab/>7</text:p>
        </text:index-body>
      </text:table-of-content>
      <text:p text:style-name="P8"/>
      <text:list text:style-name="Numbering_20_5">
        <text:list-item>
          <text:h text:style-name="P9" text:outline-level="1">Introduction</text:h>
        </text:list-item>
      </text:list>
      <text:list text:style-name="Numbering_20_5">
        <text:list-item text:start-value="1">
          <text:list>
            <text:list-item text:start-value="1">
              <text:h text:style-name="Heading_20_2" text:outline-level="2" text:restart-numbering="true" text:start-value="1">Purpose</text:h>
            </text:list-item>
          </text:list>
        </text:list-item>
      </text:list>
      <text:p text:style-name="Text_20_body">This recommendation addresses the combination of Dirac video content with MPEG content in an ISO/IEC System Transport Stream. It also outlines a byte format for describing time-code information for each video frame, stored in a separate private data stream in the Transport Stream encapsulation.</text:p>
      <text:p text:style-name="Text_20_body">The approach taken is to define values for Stream Type from the range of values specified in the ISO/IEC 131818-1 document as reserved for private implementation use and couple those with a custom stream descriptor to aid in identifying Dirac video and time-code streams at the decoders.</text:p>
      <text:p text:style-name="Text_20_body">This approach may change in the future if a later revision of the Transport Stream specification includes an official identifier for Dirac video content.</text:p>
      <text:list text:style-name="Numbering_20_5" text:continue-numbering="true">
        <text:list-item>
          <text:list text:continue-numbering="true">
            <text:list-item>
              <text:h text:style-name="Heading_20_2" text:outline-level="2">Scope</text:h>
            </text:list-item>
          </text:list>
        </text:list-item>
      </text:list>
      <text:p text:style-name="Text_20_body">This document should be read in conjunction with the ISO/IEC 13818-1 Systems and Dirac Video specifications. It documents extensions to the Transport Stream syntax, but is not intended to describe the entire Transport Stream. Inclusion of other audio/video content in a Transport Stream is as normally described in the ISO/IEC 13818 specifications.</text:p>
      <text:p text:style-name="Text_20_body">Information about the Dirac video format is available from http://dirac.sf.net</text:p>
      <text:p text:style-name="Text_20_body">Information about ISO/IEC specifications can be obtained from http://iso.org</text:p>
      <text:list text:style-name="Numbering_20_5" text:continue-numbering="true">
        <text:list-item>
          <text:list text:continue-numbering="true">
            <text:list-item>
              <text:h text:style-name="Heading_20_2" text:outline-level="2">Status</text:h>
            </text:list-item>
          </text:list>
        </text:list-item>
      </text:list>
      <text:p text:style-name="Standard">Draft of <text:date style:data-style-name="N76" text:date-value="2006-09-22T14:15:23.96" text:fixed="true">22 September 2006</text:date>.</text:p>
      <text:p text:style-name="Standard"/>
      <text:list text:style-name="Numbering_20_5" text:continue-numbering="true">
        <text:list-item>
          <text:list text:continue-numbering="true">
            <text:list-item>
              <text:h text:style-name="Heading_20_2" text:outline-level="2">Additional References</text:h>
            </text:list-item>
          </text:list>
        </text:list-item>
      </text:list>
      <text:p text:style-name="Text_20_body">ISO/IEC 13818-1:2000, <text:span text:style-name="T1">Information technology -- Generic coding of moving pictures and associated audio information: Systems</text:span></text:p>
      <text:p text:style-name="Text_20_body">ISO/IEC 13818-2:2000, <text:span text:style-name="T1">Information technology -- Generic coding of moving pictures and associated audio information: Video</text:span></text:p>
      <text:p text:style-name="P10">Dirac Video Specification 0.10.1, http://dirac.sf.net</text:p>
      <text:p text:style-name="P11">SMPTE 12M-1999, <text:span text:style-name="T1">Television, Audio and Film - Time and Control Code</text:span></text:p>
      <text:p text:style-name="P12">SMPTE EG 40-2002: <text:span text:style-name="T1">Conversion of Time Values Between SMPTE 12M Time Code, MPEG-2 PCR Time Base and Absolute Time</text:span></text:p>
      <text:p text:style-name="P13"/>
      <text:list text:style-name="Numbering_20_5" text:continue-numbering="true">
        <text:list-item>
          <text:list text:continue-numbering="true">
            <text:list-item>
              <text:h text:style-name="Heading_20_2" text:outline-level="2">Dirac Video</text:h>
            </text:list-item>
          </text:list>
        </text:list-item>
      </text:list>
      <text:p text:style-name="Standard">Dirac is a video compression system utilising wavelet transforms and motion compensation.</text:p>
      <text:p text:style-name="Text_20_body">It is designed to be simple, flexible, yet highly effective. It can operate across a wide range of resolutions and application domains, including: internet and mobile streaming, delivery of standard-definition and high-definition television, digital television and cinema production and distribution, and low-power devices and embedded applications.</text:p>
      <text:list text:style-name="Numbering_20_5" text:continue-numbering="true">
        <text:list-item>
          <text:list text:continue-numbering="true">
            <text:list-item>
              <text:h text:style-name="Heading_20_2" text:outline-level="2">Time-codes</text:h>
            </text:list-item>
          </text:list>
        </text:list-item>
      </text:list>
      <text:p text:style-name="Text_20_body">Time-code information is associated with video frames to uniquely identify each frame on a time-line for editing and production purposes. Time-codes laid out in this recommendation are SMPTE 12M compatible. The bitstream format is based on the time-codes included in ISO/IEC 13818-2 GOP headers.</text:p>
      <text:list text:style-name="Numbering_20_5" text:continue-numbering="true">
        <text:list-item>
          <text:h text:style-name="Heading_20_1" text:outline-level="1">Definitions</text:h>
          <text:list>
            <text:list-item>
              <text:h text:style-name="P14" text:outline-level="2">Terms and Abbreviations</text:h>
            </text:list-item>
          </text:list>
        </text:list-item>
      </text:list>
      <text:list text:style-name="Numbering_20_5">
        <text:list-item text:start-value="1">
          <text:list>
            <text:list-item text:start-value="1">
              <text:list>
                <text:list-item text:start-value="1">
                  <text:p text:style-name="P15"><text:span text:style-name="T2">access unit</text:span>: A unit of coded presentation data. Access Units provide points at which the stream may be randomly accessed. In the case of MPEG-2 video, an access unit is includes all the data for a picture and any stuffing that follows it, up to but not including the start of the next access unit.</text:p>
                  <text:p text:style-name="P15">For audio, an access unit is the coded representation of an audio frame.</text:p>
                  <text:p text:style-name="P15">For Dirac video, an access unit begins with a Dirac access unit header.</text:p>
                </text:list-item>
                <text:list-item>
                  <text:p text:style-name="P15"><text:span text:style-name="T2">Dirac video stream</text:span>: A stream of encoded video data as described in the Dirac Video Specification</text:p>
                </text:list-item>
                <text:list-item>
                  <text:p text:style-name="P15"><text:span text:style-name="T2">Packetised Elementary Stream</text:span>: An elementary stream divided up into logical packets as needed by the requirements of the particular stream.</text:p>
                </text:list-item>
                <text:list-item>
                  <text:p text:style-name="P15"><text:span text:style-name="T2">PES</text:span>: Abbreviation for Packetised Elementary Stream</text:p>
                </text:list-item>
                <text:list-item>
                  <text:p text:style-name="P15"><text:span text:style-name="T2">PES packet</text:span>: The basic unit of transmission for an Elementary Stream as defined in the ISO/IEC 13818-1 Systems specification. It consists of a PES packet header followed by a PES packet payload.</text:p>
                </text:list-item>
                <text:list-item>
                  <text:p text:style-name="P15"><text:span text:style-name="T2">PES Stream</text:span>: A sequence of related PES packets identified by the assigned PID</text:p>
                </text:list-item>
                <text:list-item>
                  <text:p text:style-name="P15"><text:span text:style-name="T2">PID</text:span>: A integer value used to identify the contents of each packet in a Transport Stream</text:p>
                </text:list-item>
                <text:list-item>
                  <text:p text:style-name="P15"><text:span text:style-name="T2">PMT</text:span>: Abbreviation for Program Map Table</text:p>
                </text:list-item>
                <text:list-item>
                  <text:p text:style-name="P15"><text:span text:style-name="T2">Program Map Table</text:span>: An ISO/IEC 13818-1 data structure which describes the contents of each elementary stream. (see ISO/IEC 13818-1)</text:p>
                </text:list-item>
                <text:list-item>
                  <text:p text:style-name="Definition_20_List"><text:span text:style-name="T2">reserved</text:span><text:span text:style-name="T3">: The term “reserved” is used in bitstream specifications to indicate values that may be used in future extensions. Unless otherwise specified, all reserved bits should be set to '1'.</text:span></text:p>
                </text:list-item>
              </text:list>
            </text:list-item>
            <text:list-item>
              <text:h text:style-name="P14" text:outline-level="2">Bitstream Descriptions</text:h>
            </text:list-item>
          </text:list>
        </text:list-item>
      </text:list>
      <text:p text:style-name="P16">Bitstream elements are described using a simple pseudo-code. Data items in the bitstream are identified in <text:span text:style-name="T2">bold</text:span> type, and are described by their name, length in bits and a mnemonic for the type. All types are described in big-endian most-significant-bit first order.</text:p>
      <text:p text:style-name="P16"/>
      <text:p text:style-name="P16">The description of optional or conditional elements uses a C-like pseudocode syntax, and relies on state variables that are explained in the corresponding text. Conditional data element constructs may be nested.</text:p>
      <text:p text:style-name="P16"/>
      <text:p text:style-name="P16">The following constructs are used to express the conditions when such data elements are present:</text:p>
      <text:p text:style-name="P16"/>
      <table:table table:name="Table1" table:style-name="Table1">
        <table:table-column table:style-name="Table1.A"/>
        <table:table-column table:style-name="Table1.B"/>
        <table:table-row>
          <table:table-cell table:style-name="Table1.A1" office:value-type="string">
            <text:p text:style-name="P16">while ( condition ) {</text:p>
            <text:p text:style-name="P16"><text:tab/>data_element</text:p>
            <text:p text:style-name="P16"><text:s text:c="2"/><text:tab/><text:tab/>...</text:p>
            <text:p text:style-name="P16">}</text:p>
          </table:table-cell>
          <table:table-cell table:style-name="Table1.A1" office:value-type="string">
            <text:p text:style-name="Table_20_Contents">If the condition is true, then the group of data elements occurs next in the data stream and repeat until the condition is not true.</text:p>
          </table:table-cell>
        </table:table-row>
        <table:table-row>
          <table:table-cell table:style-name="Table1.A1" office:value-type="string">
            <text:p text:style-name="P16">if ( condition ) {</text:p>
            <text:p text:style-name="P16"><text:tab/>data_element</text:p>
            <text:p text:style-name="P16"><text:s text:c="2"/><text:tab/><text:tab/>...</text:p>
            <text:p text:style-name="P16">}</text:p>
            <text:p text:style-name="P16">else {</text:p>
            <text:p text:style-name="P16"><text:tab/>data_element</text:p>
            <text:p text:style-name="P16"><text:s text:c="2"/><text:tab/><text:tab/>...</text:p>
            <text:p text:style-name="P16">}</text:p>
          </table:table-cell>
          <table:table-cell table:style-name="Table1.A1" office:value-type="string">
            <text:p text:style-name="Table_20_Contents">If the condition is true, the set of data elements in the first clause occur next in the data stream. </text:p>
            <text:p text:style-name="Table_20_Contents"/>
            <text:p text:style-name="Table_20_Contents"/>
            <text:p text:style-name="Table_20_Contents"/>
            <text:p text:style-name="Table_20_Contents">If the condition is false, then the data elements in the second clause occur next in the data stream.</text:p>
          </table:table-cell>
        </table:table-row>
        <table:table-row>
          <table:table-cell table:style-name="Table1.A1" office:value-type="string">
            <text:p text:style-name="P16">for ( i = 0; i &lt; N; i++ ) {</text:p>
            <text:p text:style-name="P16"><text:tab/>data_element</text:p>
            <text:p text:style-name="P16"><text:s text:c="2"/><text:tab/><text:tab/>...</text:p>
            <text:p text:style-name="P16">}</text:p>
          </table:table-cell>
          <table:table-cell table:style-name="Table1.A1" office:value-type="string">
            <text:p text:style-name="Table_20_Contents">Indicates that the group of data elements occurs 'N' times in the data stream. Nested conditional constructs may rely on the value of the loop control variable 'i', which is set to 0 for the first iteration on the loop, which is incremented by 1 for each iteration thereafter.</text:p>
          </table:table-cell>
        </table:table-row>
        <table:table-row>
          <table:table-cell table:style-name="Table1.A1" office:value-type="string">
            <text:p text:style-name="P16">data_element []</text:p>
          </table:table-cell>
          <table:table-cell table:style-name="Table1.A1" office:value-type="string">
            <text:p text:style-name="Table_20_Contents">data_element [] is an array of data. The number of data elements is indicated by the context</text:p>
          </table:table-cell>
        </table:table-row>
        <table:table-row>
          <table:table-cell table:style-name="Table1.A1" office:value-type="string">
            <text:p text:style-name="P16">data_element [m..n]</text:p>
          </table:table-cell>
          <table:table-cell table:style-name="Table1.A1" office:value-type="string">
            <text:p text:style-name="Table_20_Contents">is the inclusive range of bits between bit m and bit n in the data_element</text:p>
          </table:table-cell>
        </table:table-row>
      </table:table>
      <text:p text:style-name="P16"/>
      <text:list text:style-name="Numbering_20_5" text:continue-numbering="true">
        <text:list-item>
          <text:list text:continue-numbering="true">
            <text:list-item>
              <text:h text:style-name="Heading_20_2" text:outline-level="2">Mnemonics</text:h>
            </text:list-item>
          </text:list>
        </text:list-item>
      </text:list>
      <text:p text:style-name="Text_20_body">bits<text:tab/><text:tab/>Sequence of bits, written left to right from most to least significant bit.</text:p>
      <text:p text:style-name="Text_20_body">uint<text:tab/><text:tab/>Unsigned integer, most significant bit first.</text:p>
      <text:list text:style-name="Numbering_20_5" text:continue-numbering="true">
        <text:list-item>
          <text:h text:style-name="Heading_20_1" text:outline-level="1">General</text:h>
          <text:list>
            <text:list-item>
              <text:h text:style-name="P14" text:outline-level="2">PES Streams</text:h>
            </text:list-item>
          </text:list>
        </text:list-item>
      </text:list>
      <text:p text:style-name="Text_20_body">The basic unit of transmission for Elementary Streams in a Transport Stream is the PES packet. Each PES packet consists of a PES packet header, followed by some number of payload bytes. The number of bytes of payload per packet is derived from the packet size encoded in the PES header, and may be up to 65535 bytes, or for Video Elementary Streams may be unbounded.</text:p>
      <text:p text:style-name="Text_20_body">To improve random access to the stream, it is advantageous to coincide the start of a PES packet with a Dirac Parse Unit.</text:p>
      <text:p text:style-name="Text_20_body">The layout of the PES packet header is specified in ISO/IEC 138181-1. For the purposes of this mapping, the interesting elements of the header are:</text:p>
      <text:p text:style-name="P17">stream_id <text:span text:style-name="T3">- An 8 bit unsigned integer which describes the class of stream being carried. ISO 13818-1 defines sets of stream_id for the carriage of particular streams. </text:span></text:p>
      <text:p text:style-name="P18">For Dirac video content, the values from 0xE0 to 0xEF should be used, as for MPEG-2, MPEG-4 and H-264 video.</text:p>
      <text:p text:style-name="P18">For Time-code streams, private stream 0xBD should be used.</text:p>
      <text:p text:style-name="P18">To fully recognise a Dirac Video stream, appropriate values in a Program Map Table should be present, as described below.</text:p>
      <text:p text:style-name="P17">PTS &amp; DTS <text:span text:style-name="T3">- Presentation Timestamp and Decoding Timestamps. The PTS and DTS (if coded) refer to the timestamps associated with the first picture packet that begins within the first access unit that starts in this PES packet.</text:span></text:p>
      <text:list text:style-name="Numbering_20_5" text:continue-numbering="true">
        <text:list-item>
          <text:list text:continue-numbering="true">
            <text:list-item>
              <text:h text:style-name="P19" text:outline-level="2">Program Map Table Entries</text:h>
            </text:list-item>
          </text:list>
        </text:list-item>
      </text:list>
      <text:p text:style-name="P18">The Transport Stream Program Map Table (PMT) identifies the stream type for each elementary data stream. Stream Type values 0x80-0xFF are reserved for User Private streams. </text:p>
      <text:p text:style-name="P18">For this recommendation, the stream_type (209) 0xD1 has been selected for Dirac Video, as it seems to be unused in a survey other Transport Stream applications. </text:p>
      <text:p text:style-name="P18">stream_type 210 (0xD2) is to be used for the carriage of private time-code streams.</text:p>
      <text:p text:style-name="P18">To further assist with avoiding false identification of Dirac Video or time-code streams in any other transport streams, a descriptor with tag 172 (0xAC) and descriptor_length 0 should be written into the Program Map Table entry for both stream types.</text:p>
      <text:list text:style-name="Numbering_20_5" text:continue-numbering="true">
        <text:list-item>
          <text:list text:continue-numbering="true">
            <text:list-item>
              <text:list text:continue-numbering="true">
                <text:list-item>
                  <text:h text:style-name="Heading_20_3" text:outline-level="3">Dirac Video</text:h>
                </text:list-item>
              </text:list>
            </text:list-item>
          </text:list>
        </text:list-item>
      </text:list>
      <text:p text:style-name="Text_20_body">Entries in the Program Map Table for Dirac Video streams should take the following form:</text:p>
      <text:p text:style-name="Text_20_body"/>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0">Syntax</text:p>
            </table:table-cell>
            <table:table-cell table:style-name="Table2.B1" office:value-type="string">
              <text:p text:style-name="P21">Value, if specified</text:p>
            </table:table-cell>
            <table:table-cell table:style-name="Table2.B1" office:value-type="string">
              <text:p text:style-name="P21">No of bits</text:p>
            </table:table-cell>
            <table:table-cell table:style-name="Table2.D1" office:value-type="string">
              <text:p text:style-name="P20">Mnemonic</text:p>
            </table:table-cell>
          </table:table-row>
        </table:table-header-rows>
        <table:table-row>
          <table:table-cell table:style-name="Table2.A2" office:value-type="string">
            <text:p text:style-name="Table_20_Contents">stream_type</text:p>
          </table:table-cell>
          <table:table-cell table:style-name="Table2.B2" office:value-type="string">
            <text:p text:style-name="P22">0xD1</text:p>
          </table:table-cell>
          <table:table-cell table:style-name="Table2.B2" office:value-type="string">
            <text:p text:style-name="P22">8</text:p>
          </table:table-cell>
          <table:table-cell table:style-name="Table2.D2" office:value-type="string">
            <text:p text:style-name="Table_20_Contents">uint</text:p>
          </table:table-cell>
        </table:table-row>
        <table:table-row>
          <table:table-cell table:style-name="Table2.A2" office:value-type="string">
            <text:p text:style-name="Table_20_Contents">reserved</text:p>
          </table:table-cell>
          <table:table-cell table:style-name="Table2.B2" office:value-type="string">
            <text:p text:style-name="P22">0x7</text:p>
          </table:table-cell>
          <table:table-cell table:style-name="Table2.B2" office:value-type="string">
            <text:p text:style-name="P22">3</text:p>
          </table:table-cell>
          <table:table-cell table:style-name="Table2.D2" office:value-type="string">
            <text:p text:style-name="Table_20_Contents">bits</text:p>
          </table:table-cell>
        </table:table-row>
        <table:table-row>
          <table:table-cell table:style-name="Table2.A2" office:value-type="string">
            <text:p text:style-name="Table_20_Contents">elementary_PID</text:p>
          </table:table-cell>
          <table:table-cell table:style-name="Table2.B2" office:value-type="string">
            <text:p text:style-name="P22"/>
          </table:table-cell>
          <table:table-cell table:style-name="Table2.B2" office:value-type="string">
            <text:p text:style-name="P22">13</text:p>
          </table:table-cell>
          <table:table-cell table:style-name="Table2.D2" office:value-type="string">
            <text:p text:style-name="Table_20_Contents">uint</text:p>
          </table:table-cell>
        </table:table-row>
        <table:table-row>
          <table:table-cell table:style-name="Table2.A2" office:value-type="string">
            <text:p text:style-name="Table_20_Contents">reserved</text:p>
          </table:table-cell>
          <table:table-cell table:style-name="Table2.B2" office:value-type="string">
            <text:p text:style-name="P22">0xF</text:p>
          </table:table-cell>
          <table:table-cell table:style-name="Table2.B2" office:value-type="string">
            <text:p text:style-name="P22">4</text:p>
          </table:table-cell>
          <table:table-cell table:style-name="Table2.D2" office:value-type="string">
            <text:p text:style-name="Table_20_Contents">bits</text:p>
          </table:table-cell>
        </table:table-row>
        <table:table-row>
          <table:table-cell table:style-name="Table2.A2" office:value-type="string">
            <text:p text:style-name="Table_20_Contents">ES_info_length</text:p>
          </table:table-cell>
          <table:table-cell table:style-name="Table2.B2" office:value-type="string">
            <text:p text:style-name="P22">2</text:p>
          </table:table-cell>
          <table:table-cell table:style-name="Table2.B2" office:value-type="string">
            <text:p text:style-name="P22">12</text:p>
          </table:table-cell>
          <table:table-cell table:style-name="Table2.D2" office:value-type="string">
            <text:p text:style-name="Table_20_Contents">uint</text:p>
          </table:table-cell>
        </table:table-row>
        <table:table-row>
          <table:table-cell table:style-name="Table2.A2" office:value-type="string">
            <text:p text:style-name="P23"><text:tab/>descriptor_tag</text:p>
          </table:table-cell>
          <table:table-cell table:style-name="Table2.B2" office:value-type="string">
            <text:p text:style-name="P22">0xAC</text:p>
          </table:table-cell>
          <table:table-cell table:style-name="Table2.B2" office:value-type="string">
            <text:p text:style-name="P22">8</text:p>
          </table:table-cell>
          <table:table-cell table:style-name="Table2.D2" office:value-type="string">
            <text:p text:style-name="Table_20_Contents">uint</text:p>
          </table:table-cell>
        </table:table-row>
        <table:table-row>
          <table:table-cell table:style-name="Table2.A8" office:value-type="string">
            <text:p text:style-name="P23"><text:tab/>descriptor_length</text:p>
          </table:table-cell>
          <table:table-cell table:style-name="Table2.B8" office:value-type="string">
            <text:p text:style-name="P22">0</text:p>
          </table:table-cell>
          <table:table-cell table:style-name="Table2.B8" office:value-type="string">
            <text:p text:style-name="P22">8</text:p>
          </table:table-cell>
          <table:table-cell table:style-name="Table2.D8" office:value-type="string">
            <text:p text:style-name="Table_20_Contents">uint</text:p>
          </table:table-cell>
        </table:table-row>
      </table:table>
      <text:p text:style-name="Text_20_body"/>
      <text:p text:style-name="Text_20_body"><text:span text:style-name="T2">stream_type</text:span>: As specified above, the value 0xD1 is to be used to identify Dirac Video streams</text:p>
      <text:p text:style-name="Text_20_body"><text:span text:style-name="T2">elementary_PID</text:span>: The PID of <text:s/>the PES stream containing the Dirac Video data.</text:p>
      <text:p text:style-name="Text_20_body"><text:span text:style-name="T2">ES_info_length</text:span>: The number of bytes of descriptor information for this PMT entry. Dirac Video streams should contain exactly one descriptor of 2 bytes.</text:p>
      <text:p text:style-name="Text_20_body"><text:span text:style-name="T2">descriptor_tag</text:span>: A User Private descriptor tag with value 0xAC to aid in identifying Dirac Video streams.</text:p>
      <text:p text:style-name="Text_20_body"><text:span text:style-name="T2">descriptor_length</text:span>: The number of bytes of descriptor information contained in this descriptor following the length field. This value should be set to 0.</text:p>
      <text:list text:style-name="Numbering_20_5" text:continue-numbering="true">
        <text:list-item>
          <text:list text:continue-numbering="true">
            <text:list-item>
              <text:list text:continue-numbering="true">
                <text:list-item>
                  <text:h text:style-name="Heading_20_3" text:outline-level="3">Time-code</text:h>
                </text:list-item>
              </text:list>
            </text:list-item>
          </text:list>
        </text:list-item>
      </text:list>
      <text:p text:style-name="Text_20_body">Time code elementary streams are intended to associate an SMPTE 12M compatible time-code with each video frame in a stream. As such, they refer to a particular video stream within the transport stream. The PID of the video stream is carried in the descriptor tag for the PMT entry.</text:p>
      <text:p text:style-name="Text_20_body">Entries in the Program Map Table for Dirac Video streams should take the following form:</text:p>
      <text:p text:style-name="Text_20_body"/>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0">Syntax</text:p>
            </table:table-cell>
            <table:table-cell table:style-name="Table4.B1" office:value-type="string">
              <text:p text:style-name="P21">Value, if specified</text:p>
            </table:table-cell>
            <table:table-cell table:style-name="Table4.B1" office:value-type="string">
              <text:p text:style-name="P21">No of bits</text:p>
            </table:table-cell>
            <table:table-cell table:style-name="Table4.D1" office:value-type="string">
              <text:p text:style-name="P20">Mnemonic</text:p>
            </table:table-cell>
          </table:table-row>
        </table:table-header-rows>
        <table:table-row>
          <table:table-cell table:style-name="Table4.A2" office:value-type="string">
            <text:p text:style-name="Table_20_Contents">stream_type</text:p>
          </table:table-cell>
          <table:table-cell table:style-name="Table4.B2" office:value-type="string">
            <text:p text:style-name="P22">0xD2</text:p>
          </table:table-cell>
          <table:table-cell table:style-name="Table4.B2" office:value-type="string">
            <text:p text:style-name="P22">8</text:p>
          </table:table-cell>
          <table:table-cell table:style-name="Table4.D2" office:value-type="string">
            <text:p text:style-name="Table_20_Contents">uint</text:p>
          </table:table-cell>
        </table:table-row>
        <table:table-row>
          <table:table-cell table:style-name="Table4.A2" office:value-type="string">
            <text:p text:style-name="Table_20_Contents">reserved</text:p>
          </table:table-cell>
          <table:table-cell table:style-name="Table4.B2" office:value-type="string">
            <text:p text:style-name="P22">0x7</text:p>
          </table:table-cell>
          <table:table-cell table:style-name="Table4.B2" office:value-type="string">
            <text:p text:style-name="P22">3</text:p>
          </table:table-cell>
          <table:table-cell table:style-name="Table4.D2" office:value-type="string">
            <text:p text:style-name="Table_20_Contents">bits</text:p>
          </table:table-cell>
        </table:table-row>
        <table:table-row>
          <table:table-cell table:style-name="Table4.A2" office:value-type="string">
            <text:p text:style-name="Table_20_Contents">elementary_PID</text:p>
          </table:table-cell>
          <table:table-cell table:style-name="Table4.B2" office:value-type="string">
            <text:p text:style-name="P22"/>
          </table:table-cell>
          <table:table-cell table:style-name="Table4.B2" office:value-type="string">
            <text:p text:style-name="P22">13</text:p>
          </table:table-cell>
          <table:table-cell table:style-name="Table4.D2" office:value-type="string">
            <text:p text:style-name="Table_20_Contents">uint</text:p>
          </table:table-cell>
        </table:table-row>
        <table:table-row>
          <table:table-cell table:style-name="Table4.A2" office:value-type="string">
            <text:p text:style-name="Table_20_Contents">reserved</text:p>
          </table:table-cell>
          <table:table-cell table:style-name="Table4.B2" office:value-type="string">
            <text:p text:style-name="P22">0xF</text:p>
          </table:table-cell>
          <table:table-cell table:style-name="Table4.B2" office:value-type="string">
            <text:p text:style-name="P22">4</text:p>
          </table:table-cell>
          <table:table-cell table:style-name="Table4.D2" office:value-type="string">
            <text:p text:style-name="Table_20_Contents">bits</text:p>
          </table:table-cell>
        </table:table-row>
        <table:table-row>
          <table:table-cell table:style-name="Table4.A2" office:value-type="string">
            <text:p text:style-name="Table_20_Contents">ES_info_length</text:p>
          </table:table-cell>
          <table:table-cell table:style-name="Table4.B2" office:value-type="string">
            <text:p text:style-name="P22">4</text:p>
          </table:table-cell>
          <table:table-cell table:style-name="Table4.B2" office:value-type="string">
            <text:p text:style-name="P22">12</text:p>
          </table:table-cell>
          <table:table-cell table:style-name="Table4.D2" office:value-type="string">
            <text:p text:style-name="Table_20_Contents">uint</text:p>
          </table:table-cell>
        </table:table-row>
        <table:table-row>
          <table:table-cell table:style-name="Table4.A2" office:value-type="string">
            <text:p text:style-name="P24"><text:tab/>descriptor_tag</text:p>
          </table:table-cell>
          <table:table-cell table:style-name="Table4.B2" office:value-type="string">
            <text:p text:style-name="P22">0xAC</text:p>
          </table:table-cell>
          <table:table-cell table:style-name="Table4.B2" office:value-type="string">
            <text:p text:style-name="P22">8</text:p>
          </table:table-cell>
          <table:table-cell table:style-name="Table4.D2" office:value-type="string">
            <text:p text:style-name="Table_20_Contents">uint</text:p>
          </table:table-cell>
        </table:table-row>
        <table:table-row>
          <table:table-cell table:style-name="Table4.A2" office:value-type="string">
            <text:p text:style-name="P24"><text:tab/>descriptor_length</text:p>
          </table:table-cell>
          <table:table-cell table:style-name="Table4.B2" office:value-type="string">
            <text:p text:style-name="P22">2</text:p>
          </table:table-cell>
          <table:table-cell table:style-name="Table4.B2" office:value-type="string">
            <text:p text:style-name="P22">8</text:p>
          </table:table-cell>
          <table:table-cell table:style-name="Table4.D2" office:value-type="string">
            <text:p text:style-name="Table_20_Contents">uint</text:p>
          </table:table-cell>
        </table:table-row>
        <table:table-row>
          <table:table-cell table:style-name="Table4.A2" office:value-type="string">
            <text:p text:style-name="P24"><text:tab/>reserved</text:p>
          </table:table-cell>
          <table:table-cell table:style-name="Table4.B2" office:value-type="string">
            <text:p text:style-name="P22">0x7</text:p>
          </table:table-cell>
          <table:table-cell table:style-name="Table4.B2" office:value-type="string">
            <text:p text:style-name="P22">3</text:p>
          </table:table-cell>
          <table:table-cell table:style-name="Table4.D2" office:value-type="string">
            <text:p text:style-name="Table_20_Contents">bits</text:p>
          </table:table-cell>
        </table:table-row>
        <table:table-row>
          <table:table-cell table:style-name="Table4.A10" office:value-type="string">
            <text:p text:style-name="P24"><text:tab/>video_PID</text:p>
          </table:table-cell>
          <table:table-cell table:style-name="Table4.B10" office:value-type="string">
            <text:p text:style-name="P22"/>
          </table:table-cell>
          <table:table-cell table:style-name="Table4.B10" office:value-type="string">
            <text:p text:style-name="P22">13</text:p>
          </table:table-cell>
          <table:table-cell table:style-name="Table4.D10" office:value-type="string">
            <text:p text:style-name="Table_20_Contents">uint</text:p>
          </table:table-cell>
        </table:table-row>
      </table:table>
      <text:p text:style-name="Text_20_body"/>
      <text:p text:style-name="Text_20_body"><text:span text:style-name="T2">stream_type</text:span>: As specified above, the value 0xD2 is to be used to identify Time-code data streams</text:p>
      <text:p text:style-name="Text_20_body"><text:span text:style-name="T2">elementary_PID</text:span>: The PID of the PES stream containing the Time-code data.</text:p>
      <text:p text:style-name="Text_20_body"><text:span text:style-name="T2">ES_info_length</text:span>: The number of bytes of descriptor information for this PMT entry. Time-code streams should contain exactly one descriptor of 2 bytes.</text:p>
      <text:p text:style-name="Text_20_body"><text:span text:style-name="T2">descriptor_tag</text:span>: A User Private descriptor tag with value 0xAC to aid in identifying Time-code streams.</text:p>
      <text:p text:style-name="Text_20_body"><text:span text:style-name="T2">descriptor_length</text:span>: The number of bytes of descriptor information contained in this descriptor following the length field. This value should be set to 2.</text:p>
      <text:p text:style-name="Text_20_body"><text:span text:style-name="T2">video_PID</text:span>: The PID of the video stream to which this timecode stream refers.</text:p>
      <text:list text:style-name="Numbering_20_5" text:continue-numbering="true">
        <text:list-item>
          <text:h text:style-name="Heading_20_1" text:outline-level="1">Time-code Elementary Stream</text:h>
        </text:list-item>
      </text:list>
      <text:p text:style-name="Text_20_body">Time code elementary streams are intended to associate a time-code with each video frame in a stream. The data format supports both normal and 'drop frame' tagging of the stream.</text:p>
      <text:p text:style-name="Text_20_body">Time-code elementary streams consist of a series of packets. Each packet specifies one or more time-code entries that associate a time-code with the frame that has the indicated PTS.</text:p>
      <text:p text:style-name="Text_20_body">A time-code entry does not need to be presented for every video frame in a sequence. Sequences of video frames with sequential time-code values can be tagged using interpolation. For example, a sequence consisting of one linear sequence of frames can be effectively tagged by supplying the time-code only for the first frame. From there, the time-codes of the other frames can be derived by incrementing the time-code.</text:p>
      <text:p text:style-name="Text_20_body">To aid with random access to the stream, it is still desirable to periodically describe the time-codes for frames. For example, the time-codes for Intra-coded reference frames can be described.</text:p>
      <text:p text:style-name="Text_20_body"/>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0">Syntax</text:p>
            </table:table-cell>
            <table:table-cell table:style-name="Table3.B1" office:value-type="string">
              <text:p text:style-name="P21">Value, if specified</text:p>
            </table:table-cell>
            <table:table-cell table:style-name="Table3.B1" office:value-type="string">
              <text:p text:style-name="P21">No of bits</text:p>
            </table:table-cell>
            <table:table-cell table:style-name="Table3.D1" office:value-type="string">
              <text:p text:style-name="P20">Mnemonic</text:p>
            </table:table-cell>
          </table:table-row>
        </table:table-header-rows>
        <table:table-row>
          <table:table-cell table:style-name="Table3.A2" office:value-type="string">
            <text:p text:style-name="Table_20_Contents">time_code_start_code</text:p>
          </table:table-cell>
          <table:table-cell table:style-name="Table3.B2" office:value-type="string">
            <text:p text:style-name="P22">0x000001D2</text:p>
          </table:table-cell>
          <table:table-cell table:style-name="Table3.B2" office:value-type="string">
            <text:p text:style-name="P22">32</text:p>
          </table:table-cell>
          <table:table-cell table:style-name="Table3.D2" office:value-type="string">
            <text:p text:style-name="Table_20_Contents">uint</text:p>
          </table:table-cell>
        </table:table-row>
        <table:table-row>
          <table:table-cell table:style-name="Table3.A2" office:value-type="string">
            <text:p text:style-name="Table_20_Contents">number_of_entries</text:p>
          </table:table-cell>
          <table:table-cell table:style-name="Table3.B2" office:value-type="string">
            <text:p text:style-name="P22"/>
          </table:table-cell>
          <table:table-cell table:style-name="Table3.B2" office:value-type="string">
            <text:p text:style-name="P22">8</text:p>
          </table:table-cell>
          <table:table-cell table:style-name="Table3.D2" office:value-type="string">
            <text:p text:style-name="Table_20_Contents">uint</text:p>
          </table:table-cell>
        </table:table-row>
        <table:table-row>
          <table:table-cell table:style-name="Table3.A2" office:value-type="string">
            <text:p text:style-name="Table_20_Contents">for ( i=0; i &lt; number_of_entries; i++ ) {</text:p>
          </table:table-cell>
          <table:table-cell table:style-name="Table3.B2" office:value-type="string">
            <text:p text:style-name="P22"/>
          </table:table-cell>
          <table:table-cell table:style-name="Table3.B2" office:value-type="string">
            <text:p text:style-name="P22"/>
          </table:table-cell>
          <table:table-cell table:style-name="Table3.D2" office:value-type="string">
            <text:p text:style-name="Table_20_Contents"/>
          </table:table-cell>
        </table:table-row>
        <table:table-row>
          <table:table-cell table:style-name="Table3.A2" office:value-type="string">
            <text:p text:style-name="P25"><text:tab/>'0010'</text:p>
          </table:table-cell>
          <table:table-cell table:style-name="Table3.B2" office:value-type="string">
            <text:p text:style-name="P22"/>
          </table:table-cell>
          <table:table-cell table:style-name="Table3.B2" office:value-type="string">
            <text:p text:style-name="P22">4</text:p>
          </table:table-cell>
          <table:table-cell table:style-name="Table3.D2" office:value-type="string">
            <text:p text:style-name="Table_20_Contents">bits</text:p>
          </table:table-cell>
        </table:table-row>
        <table:table-row>
          <table:table-cell table:style-name="Table3.A2" office:value-type="string">
            <text:p text:style-name="P25"><text:tab/>PTS[32..30]</text:p>
          </table:table-cell>
          <table:table-cell table:style-name="Table3.B2" office:value-type="string">
            <text:p text:style-name="P22"/>
          </table:table-cell>
          <table:table-cell table:style-name="Table3.B2" office:value-type="string">
            <text:p text:style-name="P22">3</text:p>
          </table:table-cell>
          <table:table-cell table:style-name="Table3.D2" office:value-type="string">
            <text:p text:style-name="Table_20_Contents">bits</text:p>
          </table:table-cell>
        </table:table-row>
        <table:table-row>
          <table:table-cell table:style-name="Table3.A2" office:value-type="string">
            <text:p text:style-name="P25"><text:tab/>marker_bit</text:p>
          </table:table-cell>
          <table:table-cell table:style-name="Table3.B2" office:value-type="string">
            <text:p text:style-name="P22">1</text:p>
          </table:table-cell>
          <table:table-cell table:style-name="Table3.B2" office:value-type="string">
            <text:p text:style-name="P22">1</text:p>
          </table:table-cell>
          <table:table-cell table:style-name="Table3.D2" office:value-type="string">
            <text:p text:style-name="Table_20_Contents">bits</text:p>
          </table:table-cell>
        </table:table-row>
        <table:table-row>
          <table:table-cell table:style-name="Table3.A2" office:value-type="string">
            <text:p text:style-name="P25"><text:tab/>PTS[29..15]</text:p>
          </table:table-cell>
          <table:table-cell table:style-name="Table3.B2" office:value-type="string">
            <text:p text:style-name="P22"/>
          </table:table-cell>
          <table:table-cell table:style-name="Table3.B2" office:value-type="string">
            <text:p text:style-name="P22">15</text:p>
          </table:table-cell>
          <table:table-cell table:style-name="Table3.D2" office:value-type="string">
            <text:p text:style-name="Table_20_Contents">bits</text:p>
          </table:table-cell>
        </table:table-row>
        <table:table-row>
          <table:table-cell table:style-name="Table3.A2" office:value-type="string">
            <text:p text:style-name="P25"><text:tab/>marker_bit</text:p>
          </table:table-cell>
          <table:table-cell table:style-name="Table3.B2" office:value-type="string">
            <text:p text:style-name="P22">1</text:p>
          </table:table-cell>
          <table:table-cell table:style-name="Table3.B2" office:value-type="string">
            <text:p text:style-name="P22">1</text:p>
          </table:table-cell>
          <table:table-cell table:style-name="Table3.D2" office:value-type="string">
            <text:p text:style-name="Table_20_Contents">bits</text:p>
          </table:table-cell>
        </table:table-row>
        <table:table-row>
          <table:table-cell table:style-name="Table3.A2" office:value-type="string">
            <text:p text:style-name="P25"><text:tab/>PTS[14..0]</text:p>
          </table:table-cell>
          <table:table-cell table:style-name="Table3.B2" office:value-type="string">
            <text:p text:style-name="P22"/>
          </table:table-cell>
          <table:table-cell table:style-name="Table3.B2" office:value-type="string">
            <text:p text:style-name="P22">15</text:p>
          </table:table-cell>
          <table:table-cell table:style-name="Table3.D2" office:value-type="string">
            <text:p text:style-name="Table_20_Contents">bits</text:p>
          </table:table-cell>
        </table:table-row>
        <table:table-row>
          <table:table-cell table:style-name="Table3.A2" office:value-type="string">
            <text:p text:style-name="P25"><text:tab/>marker_bit</text:p>
          </table:table-cell>
          <table:table-cell table:style-name="Table3.B2" office:value-type="string">
            <text:p text:style-name="P22">1</text:p>
          </table:table-cell>
          <table:table-cell table:style-name="Table3.B2" office:value-type="string">
            <text:p text:style-name="P22">1</text:p>
          </table:table-cell>
          <table:table-cell table:style-name="Table3.D2" office:value-type="string">
            <text:p text:style-name="Table_20_Contents">bits</text:p>
          </table:table-cell>
        </table:table-row>
        <table:table-row>
          <table:table-cell table:style-name="Table3.A2" office:value-type="string">
            <text:p text:style-name="P25"><text:tab/>reserved</text:p>
          </table:table-cell>
          <table:table-cell table:style-name="Table3.B2" office:value-type="string">
            <text:p text:style-name="P22"/>
          </table:table-cell>
          <table:table-cell table:style-name="Table3.B2" office:value-type="string">
            <text:p text:style-name="P22">7</text:p>
          </table:table-cell>
          <table:table-cell table:style-name="Table3.D2" office:value-type="string">
            <text:p text:style-name="Table_20_Contents">bits</text:p>
          </table:table-cell>
        </table:table-row>
        <table:table-row>
          <table:table-cell table:style-name="Table3.A2" office:value-type="string">
            <text:p text:style-name="P25"><text:tab/>drop_frame_flag</text:p>
          </table:table-cell>
          <table:table-cell table:style-name="Table3.B2" office:value-type="string">
            <text:p text:style-name="P22"/>
          </table:table-cell>
          <table:table-cell table:style-name="Table3.B2" office:value-type="string">
            <text:p text:style-name="P22">1</text:p>
          </table:table-cell>
          <table:table-cell table:style-name="Table3.D2" office:value-type="string">
            <text:p text:style-name="Table_20_Contents">uint</text:p>
          </table:table-cell>
        </table:table-row>
        <table:table-row>
          <table:table-cell table:style-name="Table3.A2" office:value-type="string">
            <text:p text:style-name="P25"><text:tab/>time_code_hours</text:p>
          </table:table-cell>
          <table:table-cell table:style-name="Table3.B2" office:value-type="string">
            <text:p text:style-name="P22">0-23</text:p>
          </table:table-cell>
          <table:table-cell table:style-name="Table3.B2" office:value-type="string">
            <text:p text:style-name="P22">5</text:p>
          </table:table-cell>
          <table:table-cell table:style-name="Table3.D2" office:value-type="string">
            <text:p text:style-name="Table_20_Contents">uint</text:p>
          </table:table-cell>
        </table:table-row>
        <table:table-row>
          <table:table-cell table:style-name="Table3.A2" office:value-type="string">
            <text:p text:style-name="P25"><text:tab/>time_code_minutes</text:p>
          </table:table-cell>
          <table:table-cell table:style-name="Table3.B2" office:value-type="string">
            <text:p text:style-name="P22">0-59</text:p>
          </table:table-cell>
          <table:table-cell table:style-name="Table3.B2" office:value-type="string">
            <text:p text:style-name="P22">6</text:p>
          </table:table-cell>
          <table:table-cell table:style-name="Table3.D2" office:value-type="string">
            <text:p text:style-name="Table_20_Contents">uint</text:p>
          </table:table-cell>
        </table:table-row>
        <table:table-row>
          <table:table-cell table:style-name="Table3.A2" office:value-type="string">
            <text:p text:style-name="P25"><text:tab/>marker_bit</text:p>
          </table:table-cell>
          <table:table-cell table:style-name="Table3.B2" office:value-type="string">
            <text:p text:style-name="P22">1</text:p>
          </table:table-cell>
          <table:table-cell table:style-name="Table3.B2" office:value-type="string">
            <text:p text:style-name="P22">1</text:p>
          </table:table-cell>
          <table:table-cell table:style-name="Table3.D2" office:value-type="string">
            <text:p text:style-name="Table_20_Contents">bits</text:p>
          </table:table-cell>
        </table:table-row>
        <table:table-row>
          <table:table-cell table:style-name="Table3.A2" office:value-type="string">
            <text:p text:style-name="P25"><text:tab/>time_code_seconds</text:p>
          </table:table-cell>
          <table:table-cell table:style-name="Table3.B2" office:value-type="string">
            <text:p text:style-name="P22">0-59</text:p>
          </table:table-cell>
          <table:table-cell table:style-name="Table3.B2" office:value-type="string">
            <text:p text:style-name="P22">6</text:p>
          </table:table-cell>
          <table:table-cell table:style-name="Table3.D2" office:value-type="string">
            <text:p text:style-name="Table_20_Contents">uint</text:p>
          </table:table-cell>
        </table:table-row>
        <table:table-row>
          <table:table-cell table:style-name="Table3.A2" office:value-type="string">
            <text:p text:style-name="P25"><text:tab/>time_code_pictures</text:p>
          </table:table-cell>
          <table:table-cell table:style-name="Table3.B2" office:value-type="string">
            <text:p text:style-name="P22">0-59</text:p>
          </table:table-cell>
          <table:table-cell table:style-name="Table3.B2" office:value-type="string">
            <text:p text:style-name="P22">6</text:p>
          </table:table-cell>
          <table:table-cell table:style-name="Table3.D2" office:value-type="string">
            <text:p text:style-name="Table_20_Contents">uint</text:p>
          </table:table-cell>
        </table:table-row>
        <table:table-row>
          <table:table-cell table:style-name="Table3.A19" office:value-type="string">
            <text:p text:style-name="P23">}</text:p>
          </table:table-cell>
          <table:table-cell table:style-name="Table3.B19" office:value-type="string">
            <text:p text:style-name="P22"/>
          </table:table-cell>
          <table:table-cell table:style-name="Table3.B19" office:value-type="string">
            <text:p text:style-name="P22"/>
          </table:table-cell>
          <table:table-cell table:style-name="Table3.D19" office:value-type="string">
            <text:p text:style-name="Table_20_Contents"/>
          </table:table-cell>
        </table:table-row>
      </table:table>
      <text:p text:style-name="Text_20_body"/>
      <text:p text:style-name="Table_20_Contents"><text:span text:style-name="T2">time_code_start_code</text:span>: The time_code_start_code is the bit string corresponding the hexadecimal value 0x000001D2. It identifies the start of a series of time-code packets.</text:p>
      <text:p text:style-name="Table_20_Contents"><text:span text:style-name="T2">number_of_entries</text:span>: An 8-bit integer specifying the number of time-code entries that follows in this packet.</text:p>
      <text:p text:style-name="Table_20_Contents"><text:span text:style-name="T2">PTS (presentation time stamp)</text:span>: The PTS is a 33-bit number coded in three separate fields. It indicates the presentation timestamp of the decoded video frame to which this time-code applies.</text:p>
      <text:p text:style-name="Table_20_Contents"><text:span text:style-name="T2">marker_bit</text:span>: Marker bits take the value '1' and are present to prevent false time_code_start_code sequences.</text:p>
      <text:p text:style-name="Table_20_Contents"><text:span text:style-name="T2">drop_frame_flag</text:span>: A single bit value indicating how pictures are to be counted. The 'drop_frame_flag' may be set to '1' only for video sequences that have a frame_rate of 29.97Hz. If the 'drop_frame_flag' is '0', then pictures are counted assuming rounding to the nearest integral number of pictures per second, for example 29,97Hz would be rounded to and counted as 30Hz. If it is '1', then picture numbers 0 and 1 at the start of each minute, except minutes 0, 10, 20, 30, 40 and 50 are omitted from the count.</text:p>
      <text:p text:style-name="Table_20_Contents"><text:span text:style-name="T2">time_code_hours</text:span>: The hour value for the time-code.</text:p>
      <text:p text:style-name="Table_20_Contents"><text:span text:style-name="T2">time_code_minutes</text:span>: The minute value for the time-code.</text:p>
      <text:p text:style-name="Table_20_Contents"><text:span text:style-name="T2">time_code_seconds</text:span>: The second value for the time-code.</text:p>
      <text:p text:style-name="Table_20_Contents"><text:span text:style-name="T2">time_code_pictures</text:span>: The current picture number for the ti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en" fo:country="AU"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list-style-name="Numbering_20_5"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5"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bering_20_5" style:class="text" style:default-outline-level="3">
      <style:paragraph-properties style:shadow="none"/>
      <style:text-properties fo:font-size="14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Definition_20_List" style:display-name="Definition List" style:family="paragraph" style:parent-style-name="Standard" style:list-style-name="Numbering_20_5" style:class="text">
      <style:text-properties fo:font-style="normal" fo:font-weight="normal" style:font-style-asian="normal" style:font-weight-asian="normal" style:font-style-complex="normal" style:font-weight-complex="normal"/>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prefix=" " style:num-suffix=" " style:num-format="1"/>
      <text:list-level-style-number text:level="2" text:style-name="Numbering_20_Symbols" style:num-prefix=" " style:num-suffix=" " style:num-format="1" text:start-value="2" text:display-levels="2"/>
      <text:list-level-style-number text:level="3" text:style-name="Numbering_20_Symbols" style:num-prefix=" " style:num-suffix=" " style:num-format="1" text:start-value="3" text:display-levels="3"/>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header>
        <text:p text:style-name="Header"><text:tab/><text:span text:style-name="T1">Dirac ISO/IEC 13818-1 Transport Stream Mapping<text:tab/>Page </text:span><text:span text:style-name="T1"><text:page-number text:select-page="current">5</text:page-number></text:span></text:p>
      </style:header>
      <style:footer>
        <text:p text:style-name="Footer"><text:tab/><text:span text:style-name="T1">Draft - </text:span><text:span text:style-name="T1"><text:date style:data-style-name="N76" text:date-value="2006-09-25T15:18:00.99">25 September 2006</text:date></text:span><text:span text:style-name="T1"><text:tab/>Page </text:span><text:span text:style-name="T1"><text:page-number text:select-page="current">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4$Build-9070</meta:generator>
    <meta:initial-creator>Jan Schmidt</meta:initial-creator>
    <meta:creation-date>2006-09-22T14:06:52</meta:creation-date>
    <dc:creator>Jan Schmidt</dc:creator>
    <dc:date>2006-09-25T15:18:01</dc:date>
    <meta:printed-by>Jan Schmidt</meta:printed-by>
    <meta:print-date>2006-09-22T19:41:38</meta:print-date>
    <dc:language>en-AU</dc:language>
    <meta:editing-cycles>150</meta:editing-cycles>
    <meta:user-defined meta:name="Info 1"/>
    <meta:user-defined meta:name="Info 2"/>
    <meta:user-defined meta:name="Info 3"/>
    <meta:user-defined meta:name="Info 4"/>
    <meta:document-statistic meta:table-count="4" meta:image-count="0" meta:object-count="0" meta:page-count="9" meta:paragraph-count="268" meta:word-count="2270" meta:character-count="13070"/>
  </office:meta>
</office:document-meta>
</file>